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Somente_20_título-title" style:list-style-name="L3">
      <style:graphic-properties draw:stroke="none" svg:stroke-width="0cm" draw:fill="solid" draw:fill-color="#042c56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omente_20_título-notes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oment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solid" draw:fill-color="#042c56"/>
      <style:paragraph-properties fo:margin-top="0cm" fo:margin-bottom="0cm" fo:line-height="100%" fo:text-align="start" style:punctuation-wrap="hanging" style:writing-mode="lr-tb" style:font-independent-line-spacing="true"/>
      <style:text-properties fo:font-size="44pt" fo:hyphenate="false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00" loext:opacity="100%" style:text-line-through-style="none" style:text-line-through-type="none" style:text-position="0% 100%" style:font-name="Calibri1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pt" fo:country="BR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 BIBLIA E A PALAVRA DE DEUS  SEMEADA NO MEIO DO POVO QUE CRESC" draw:style-name="dp1" draw:master-page-name="Somente_20_título" presentation:presentation-page-layout-name="AL1T19">
        <draw:frame draw:name="Título 1" presentation:style-name="pr1" draw:text-style-name="P2" draw:layer="layout" svg:width="25.399cm" svg:height="19.049cm" svg:x="0cm" svg:y="0cm" presentation:class="title" presentation:user-transformed="true">
          <draw:text-box>
            <text:p text:style-name="P1"><text:span text:style-name="T1">A BÍBLIA E A PALAVRA DE DEUS <text:s/>SEMEADA NO MEIO DO POVO QUE CRESCEU CRESCEU, E NOS TRANSFORMOU ENSINANDO A VIVER UM MUNDO <text:s/>NOVO</text:span><text:span text:style-name="T1"><text:line-break/></text:span><text:span text:style-name="T1">Deus é bom e nos ensina a viver nos revela o caminho a seguir só no amor partilhando seu dons sua presença iremos sentir</text:span><text:span text:style-name="T1"><text:line-break/></text:span><text:span text:style-name="T1">Somos <text:s/>povo povo de Deus e formamos o reino de irmão e a palavra que é viva nos guia e alimenta a nossa união</text:span></text:p>
          </draw:text-box>
        </draw:frame>
        <presentation:notes draw:style-name="dp2">
          <draw:page-thumbnail draw:name="Espaço Reservado para Imagem de Slide 1" draw:style-name="gr1" draw:layer="layout" svg:width="12.699cm" svg:height="9.524cm" svg:x="3.175cm" svg:y="1.905cm" draw:page-number="1" presentation:class="page"/>
          <draw:frame draw:name="Espaço Reservado para Anotações 2" presentation:style-name="pr2" draw:text-style-name="P4" draw:layer="layout" svg:width="15.239cm" svg:height="11.429cm" svg:x="1.905cm" svg:y="12.065cm" presentation:class="notes" presentation:user-transformed="true">
            <draw:text-box>
              <text:p text:style-name="P3"><text:span text:style-name="T2"><text:s/></text:span><text:span text:style-name="T2">D <text:s text:c="17"/>G <text:s text:c="12"/>Gm <text:s text:c="13"/>D <text:s text:c="13"/>E <text:s text:c="11"/>A <text:s text:c="32"/></text:span></text:p>
              <text:p text:style-name="P3"><text:span text:style-name="T2">A biblia e a palavra de Deus <text:s/>semeada no meio do povo <text:s text:c="29"/></text:span></text:p>
              <text:p text:style-name="P3"><text:span text:style-name="T2"><text:s text:c="17"/></text:span><text:span text:style-name="T2">D <text:s text:c="31"/>G <text:s text:c="10"/>Gm <text:s text:c="9"/>D <text:s text:c="14"/>A <text:s text:c="9"/></text:span></text:p>
              <text:p text:style-name="P3"><text:span text:style-name="T2">REFRÃO <text:s text:c="22"/></text:span></text:p>
              <text:p text:style-name="P3"><text:span text:style-name="T2">que cresceu cresceu, e nos transformou ensinando a viver </text:span></text:p>
              <text:p text:style-name="P3"><text:span text:style-name="T2"><text:s text:c="24"/></text:span><text:span text:style-name="T2">D</text:span></text:p>
              <text:p text:style-name="P3"><text:span text:style-name="T2">um mundo <text:s/>novo</text:span></text:p>
              <text:p text:style-name="P3"><text:span text:style-name="T2"><text:s text:c="2"/></text:span></text:p>
              <text:p text:style-name="P3"><text:span text:style-name="T2"><text:s text:c="2"/></text:span><text:span text:style-name="T2">F# <text:s text:c="31"/>Bm <text:s text:c="27"/>A <text:s text:c="13"/>D <text:s text:c="16"/>A <text:s text:c="14"/></text:span></text:p>
              <text:p text:style-name="P3"><text:span text:style-name="T2"/></text:p>
              <text:p text:style-name="P3"><text:span text:style-name="T2">Deus é bom e nos ensina a viver nos revela o caminho a seguir</text:span></text:p>
              <text:p text:style-name="P3"><text:span text:style-name="T2"><text:s text:c="2"/></text:span><text:span text:style-name="T2">G <text:s text:c="10"/>Gm <text:s text:c="10"/>D <text:s text:c="39"/>E <text:s text:c="8"/>E7 <text:s text:c="13"/>A <text:s/></text:span></text:p>
              <text:p text:style-name="P3"><text:span text:style-name="T2">só no amor partilhando seu dons sua presença iremos sentir</text:span></text:p>
              <text:p text:style-name="P3"><text:span text:style-name="T2"><text:s/></text:span></text:p>
              <text:p text:style-name="P3"><text:span text:style-name="T2"><text:s text:c="2"/></text:span><text:span text:style-name="T2">F# <text:s text:c="19"/>Bm <text:s text:c="29"/>A <text:s text:c="12"/>D <text:s text:c="16"/>A</text:span></text:p>
              <text:p text:style-name="P3"><text:span text:style-name="T2">Somos <text:s/>povo povo de Deus e formamos o reino de irmão </text:span></text:p>
              <text:p text:style-name="P3"><text:span text:style-name="T2"><text:s/></text:span><text:span text:style-name="T2">G <text:s text:c="6"/>Gm <text:s text:c="14"/>D <text:s text:c="31"/>E <text:s text:c="11"/>E7 <text:s text:c="11"/>A</text:span></text:p>
              <text:p text:style-name="P3"><text:span text:style-name="T2">e a palavra que é viva nos guia e alimenta a nossa união</text:span></text:p>
            </draw:text-box>
          </draw:frame>
          <draw:frame draw:name="Espaço Reservado para Número de Slide 3" presentation:style-name="pr3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false" style:shrink-to-fit="true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oment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oment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omente_20_título" style:display-name="Somente título" style:page-layout-name="PM1" draw:style-name="Mdp1">
      <draw:frame draw:name="Título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Espaço Reservado para Data 2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ço Reservado para Rodapé 3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ço Reservado para Número de Slide 4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omente_20_título-title" draw:layer="backgroundobjects" svg:width="19.798cm" svg:height="11.136cm" svg:x="0.6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A BIBLIA A PALAVRA DE DEUS                                                                                 D                  G             Gm              D              E            A                                  A biblia e a palavra de Deus  semeada no meio do povo                                                D                                G           Gm          D               A           REFRÃO                        que cresceu cresceu, e nos transformou ensinando a viver                          D um mundo  novo      F#                                Bm                            A              D                 A                 Deus é bom e nos ensina a viver nos revela o caminho a seguir   G           Gm           D                                        E         E7              A   só no amor partilhando seu dons sua presença iremos sentir     F#                    Bm                              A             D                 A Somos  povo povo de Deus e formamos o reino de irmão   G       Gm               D                                E            E7            A e a palavra que é viva nos guia e alimenta a nossa união</dc:title>
    <meta:initial-creator>Usuário do Windows</meta:initial-creator>
    <meta:editing-cycles>9</meta:editing-cycles>
    <meta:creation-date>2015-03-15T00:26:59</meta:creation-date>
    <dc:date>2023-09-05T22:30:44.389202232</dc:date>
    <meta:editing-duration>PT14M59S</meta:editing-duration>
    <meta:generator>LibreOffice/7.3.7.2$Linux_X86_64 LibreOffice_project/30$Build-2</meta:generator>
    <meta:document-statistic meta:object-count="25"/>
    <meta:user-defined meta:name="AppVersion">12.0000</meta:user-defined>
    <meta:user-defined meta:name="Notes" meta:value-type="float">1</meta:user-defined>
    <meta:user-defined meta:name="PresentationFormat">Apresentação na tela (4:3)</meta:user-defined>
    <meta:user-defined meta:name="Slides" meta:value-type="float">1</meta:user-defined>
  </office:meta>
</office:document-meta>
</file>